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fo:font-weight="bold" officeooo:rsid="000f84dd" officeooo:paragraph-rsid="000f84dd" style:font-weight-asian="bold" style:font-weight-complex="bold"/>
    </style:style>
    <style:style style:name="P2" style:family="paragraph" style:parent-style-name="Standard">
      <style:text-properties style:font-name="Ubuntu" fo:font-weight="bold" officeooo:rsid="00124330" officeooo:paragraph-rsid="00124330" style:font-weight-asian="bold" style:font-weight-complex="bold"/>
    </style:style>
    <style:style style:name="P3" style:family="paragraph" style:parent-style-name="Standard">
      <style:text-properties style:font-name="Ubuntu" fo:font-weight="bold" officeooo:rsid="001269b3" officeooo:paragraph-rsid="001269b3" style:font-weight-asian="bold" style:font-weight-complex="bold"/>
    </style:style>
    <style:style style:name="P4" style:family="paragraph" style:parent-style-name="Standard">
      <style:text-properties style:font-name="Ubuntu" fo:font-weight="normal" officeooo:rsid="000f84dd" officeooo:paragraph-rsid="000f84dd" style:font-weight-asian="normal" style:font-weight-complex="normal"/>
    </style:style>
    <style:style style:name="P5" style:family="paragraph" style:parent-style-name="Standard">
      <style:text-properties style:font-name="Ubuntu" style:text-underline-style="none" fo:font-weight="bold" officeooo:rsid="00144e16" officeooo:paragraph-rsid="00144e16" style:font-weight-asian="bold" style:font-weight-complex="bold"/>
    </style:style>
    <style:style style:name="P6" style:family="paragraph" style:parent-style-name="Standard">
      <style:text-properties style:font-name="Ubuntu" style:text-underline-style="none" fo:font-weight="bold" officeooo:rsid="00150e6f" officeooo:paragraph-rsid="00150e6f" style:font-weight-asian="bold" style:font-weight-complex="bold"/>
    </style:style>
    <style:style style:name="P7" style:family="paragraph" style:parent-style-name="Standard">
      <style:text-properties style:font-name="Ubuntu" style:text-underline-style="none" fo:font-weight="bold" officeooo:rsid="0018d65b" officeooo:paragraph-rsid="0018d65b" style:font-weight-asian="bold" style:font-weight-complex="bold"/>
    </style:style>
    <style:style style:name="P8" style:family="paragraph" style:parent-style-name="Standard">
      <style:text-properties style:font-name="Ubuntu" fo:language="it" fo:country="IT" fo:font-weight="normal" officeooo:rsid="000f84dd" officeooo:paragraph-rsid="000f84dd" style:font-weight-asian="normal" style:font-weight-complex="normal"/>
    </style:style>
    <style:style style:name="P9" style:family="paragraph" style:parent-style-name="Standard">
      <style:text-properties style:font-name="Ubuntu" fo:language="it" fo:country="IT" fo:font-weight="normal" officeooo:rsid="000fde70" officeooo:paragraph-rsid="000f84dd" style:font-weight-asian="normal" style:font-weight-complex="normal"/>
    </style:style>
    <style:style style:name="P10" style:family="paragraph" style:parent-style-name="Standard">
      <style:text-properties style:font-name="Ubuntu" fo:language="it" fo:country="IT" fo:font-weight="normal" officeooo:rsid="000fde70" officeooo:paragraph-rsid="000fde70" style:font-weight-asian="normal" style:font-weight-complex="normal"/>
    </style:style>
    <style:style style:name="P11" style:family="paragraph" style:parent-style-name="Standard">
      <style:text-properties style:font-name="Ubuntu" fo:language="it" fo:country="IT" fo:font-weight="normal" officeooo:rsid="0011d500" officeooo:paragraph-rsid="0011d500" style:font-weight-asian="normal" style:font-weight-complex="normal"/>
    </style:style>
    <style:style style:name="P12" style:family="paragraph" style:parent-style-name="Standard">
      <style:text-properties style:font-name="Ubuntu" fo:language="it" fo:country="IT" fo:font-weight="normal" officeooo:rsid="00124330" officeooo:paragraph-rsid="00124330" style:font-weight-asian="normal" style:font-weight-complex="normal"/>
    </style:style>
    <style:style style:name="P13" style:family="paragraph" style:parent-style-name="Standard">
      <style:text-properties style:font-name="Ubuntu" fo:language="it" fo:country="IT" fo:font-weight="normal" officeooo:rsid="00144e16" officeooo:paragraph-rsid="00124330" style:font-weight-asian="normal" style:font-weight-complex="normal"/>
    </style:style>
    <style:style style:name="P14" style:family="paragraph" style:parent-style-name="Standard">
      <style:text-properties style:font-name="Ubuntu" fo:language="it" fo:country="IT" fo:font-weight="bold" officeooo:rsid="000f84dd" officeooo:paragraph-rsid="000f84dd" style:font-weight-asian="bold" style:font-weight-complex="bold"/>
    </style:style>
    <style:style style:name="P15" style:family="paragraph" style:parent-style-name="Standard">
      <style:text-properties style:font-name="Ubuntu" fo:language="it" fo:country="IT" fo:font-weight="bold" officeooo:rsid="000fde70" officeooo:paragraph-rsid="000fde70" style:font-weight-asian="bold" style:font-weight-complex="bold"/>
    </style:style>
    <style:style style:name="P16" style:family="paragraph" style:parent-style-name="Standard">
      <style:text-properties style:font-name="Ubuntu" fo:language="it" fo:country="IT" style:text-underline-style="none" fo:font-weight="bold" officeooo:rsid="00144e16" officeooo:paragraph-rsid="00144e16" style:font-weight-asian="bold" style:font-weight-complex="bold"/>
    </style:style>
    <style:style style:name="P17" style:family="paragraph" style:parent-style-name="Standard">
      <style:text-properties style:font-name="Ubuntu" fo:language="it" fo:country="IT" style:text-underline-style="none" fo:font-weight="bold" officeooo:rsid="00150e6f" officeooo:paragraph-rsid="00150e6f" style:font-weight-asian="bold" style:font-weight-complex="bold"/>
    </style:style>
    <style:style style:name="P18" style:family="paragraph" style:parent-style-name="Standard">
      <style:text-properties style:font-name="Ubuntu" fo:language="it" fo:country="IT" style:text-underline-style="none" fo:font-weight="bold" officeooo:rsid="0018d65b" officeooo:paragraph-rsid="0018d65b" style:font-weight-asian="bold" style:font-weight-complex="bold"/>
    </style:style>
    <style:style style:name="P19" style:family="paragraph" style:parent-style-name="Standard">
      <style:text-properties style:font-name="Ubuntu" fo:language="it" fo:country="IT" style:text-underline-style="none" fo:font-weight="bold" officeooo:rsid="001cc27f" officeooo:paragraph-rsid="001cc27f" style:font-weight-asian="bold" style:font-weight-complex="bold"/>
    </style:style>
    <style:style style:name="P20" style:family="paragraph" style:parent-style-name="Standard">
      <style:text-properties style:font-name="Ubuntu" fo:language="it" fo:country="IT" style:text-underline-style="none" fo:font-weight="bold" officeooo:rsid="0021d281" officeooo:paragraph-rsid="0021d281" style:font-weight-asian="bold" style:font-weight-complex="bold"/>
    </style:style>
    <style:style style:name="P21" style:family="paragraph" style:parent-style-name="Standard">
      <style:text-properties style:font-name="Ubuntu" fo:language="it" fo:country="IT" style:text-underline-style="none" fo:font-weight="bold" officeooo:rsid="00246d3b" officeooo:paragraph-rsid="00246d3b" style:font-weight-asian="bold" style:font-weight-complex="bold"/>
    </style:style>
    <style:style style:name="P22" style:family="paragraph" style:parent-style-name="Standard">
      <style:text-properties style:font-name="Ubuntu" fo:language="it" fo:country="IT" style:text-underline-style="none" fo:font-weight="bold" officeooo:rsid="0028385c" officeooo:paragraph-rsid="0028385c" style:font-weight-asian="bold" style:font-weight-complex="bold"/>
    </style:style>
    <style:style style:name="P23" style:family="paragraph" style:parent-style-name="Standard">
      <style:text-properties style:font-name="Ubuntu" fo:language="it" fo:country="IT" style:text-underline-style="none" fo:font-weight="bold" officeooo:rsid="002bc4cf" officeooo:paragraph-rsid="002d1fc6" style:font-weight-asian="bold" style:font-weight-complex="bold"/>
    </style:style>
    <style:style style:name="P24" style:family="paragraph" style:parent-style-name="Standard">
      <style:text-properties style:font-name="Ubuntu" fo:language="it" fo:country="IT" style:text-underline-style="none" fo:font-weight="bold" officeooo:rsid="002d1fc6" officeooo:paragraph-rsid="002d1fc6" style:font-weight-asian="bold" style:font-weight-complex="bold"/>
    </style:style>
    <style:style style:name="P25" style:family="paragraph" style:parent-style-name="Standard">
      <style:paragraph-properties fo:text-align="end" style:justify-single-word="false"/>
      <style:text-properties style:font-name="Ubuntu" fo:language="it" fo:country="IT" style:text-underline-style="none" fo:font-weight="bold" officeooo:rsid="002d1fc6" officeooo:paragraph-rsid="002d1fc6" style:font-weight-asian="bold" style:font-weight-complex="bold"/>
    </style:style>
    <style:style style:name="P26" style:family="paragraph" style:parent-style-name="Standard">
      <style:text-properties style:font-name="Ubuntu" fo:language="it" fo:country="IT" style:text-underline-style="none" fo:font-weight="normal" officeooo:rsid="00150e6f" officeooo:paragraph-rsid="00144e16" style:font-weight-asian="normal" style:font-weight-complex="normal"/>
    </style:style>
    <style:style style:name="P27" style:family="paragraph" style:parent-style-name="Standard">
      <style:text-properties style:font-name="Ubuntu" fo:language="it" fo:country="IT" style:text-underline-style="none" fo:font-weight="normal" officeooo:rsid="00150e6f" officeooo:paragraph-rsid="00150e6f" style:font-weight-asian="normal" style:font-weight-complex="normal"/>
    </style:style>
    <style:style style:name="P28" style:family="paragraph" style:parent-style-name="Standard">
      <style:text-properties style:font-name="Ubuntu" fo:language="it" fo:country="IT" style:text-underline-style="none" fo:font-weight="normal" officeooo:rsid="0018d65b" officeooo:paragraph-rsid="0018d65b" style:font-weight-asian="normal" style:font-weight-complex="normal"/>
    </style:style>
    <style:style style:name="P29" style:family="paragraph" style:parent-style-name="Standard">
      <style:text-properties style:font-name="Ubuntu" fo:language="it" fo:country="IT" style:text-underline-style="none" fo:font-weight="normal" officeooo:rsid="00174a7a" officeooo:paragraph-rsid="00174a7a" style:font-weight-asian="normal" style:font-weight-complex="normal"/>
    </style:style>
    <style:style style:name="P30" style:family="paragraph" style:parent-style-name="Standard">
      <style:text-properties style:font-name="Ubuntu" fo:language="it" fo:country="IT" style:text-underline-style="none" fo:font-weight="normal" officeooo:rsid="001a4c10" officeooo:paragraph-rsid="001a4c10" style:font-weight-asian="normal" style:font-weight-complex="normal"/>
    </style:style>
    <style:style style:name="P31" style:family="paragraph" style:parent-style-name="Standard">
      <style:text-properties style:font-name="Ubuntu" fo:language="it" fo:country="IT" style:text-underline-style="none" fo:font-weight="normal" officeooo:rsid="001cc27f" officeooo:paragraph-rsid="001cc27f" style:font-weight-asian="normal" style:font-weight-complex="normal"/>
    </style:style>
    <style:style style:name="P32" style:family="paragraph" style:parent-style-name="Standard">
      <style:text-properties style:font-name="Ubuntu" fo:language="it" fo:country="IT" style:text-underline-style="none" fo:font-weight="normal" officeooo:rsid="0021d281" officeooo:paragraph-rsid="0022d702" style:font-weight-asian="normal" style:font-weight-complex="normal"/>
    </style:style>
    <style:style style:name="P33" style:family="paragraph" style:parent-style-name="Standard">
      <style:text-properties style:font-name="Ubuntu" fo:language="it" fo:country="IT" style:text-underline-style="none" fo:font-weight="normal" officeooo:rsid="00246d3b" officeooo:paragraph-rsid="00246d3b" style:font-weight-asian="normal" style:font-weight-complex="normal"/>
    </style:style>
    <style:style style:name="P34" style:family="paragraph" style:parent-style-name="Standard">
      <style:text-properties style:font-name="Ubuntu" fo:language="it" fo:country="IT" style:text-underline-style="none" fo:font-weight="normal" officeooo:rsid="00246d3b" officeooo:paragraph-rsid="0028385c" style:font-weight-asian="normal" style:font-weight-complex="normal"/>
    </style:style>
    <style:style style:name="P35" style:family="paragraph" style:parent-style-name="Standard">
      <style:text-properties style:font-name="Ubuntu" fo:language="it" fo:country="IT" style:text-underline-style="none" fo:font-weight="normal" officeooo:rsid="0028385c" officeooo:paragraph-rsid="0028385c" style:font-weight-asian="normal" style:font-weight-complex="normal"/>
    </style:style>
    <style:style style:name="P36" style:family="paragraph" style:parent-style-name="Standard">
      <style:text-properties style:font-name="Ubuntu" fo:language="it" fo:country="IT" style:text-underline-style="none" fo:font-weight="normal" officeooo:rsid="002a05ca" officeooo:paragraph-rsid="002a05ca" style:font-weight-asian="normal" style:font-weight-complex="normal"/>
    </style:style>
    <style:style style:name="P37" style:family="paragraph" style:parent-style-name="Standard">
      <style:text-properties style:font-name="Ubuntu" fo:language="it" fo:country="IT" style:text-underline-style="none" fo:font-weight="normal" officeooo:rsid="002e4a92" officeooo:paragraph-rsid="002e4a92" style:font-weight-asian="normal" style:font-weight-complex="normal"/>
    </style:style>
    <style:style style:name="P38" style:family="paragraph" style:parent-style-name="Standard">
      <style:text-properties style:font-name="Ubuntu" fo:language="it" fo:country="IT" style:text-underline-style="none" fo:font-weight="normal" officeooo:rsid="00144e16" officeooo:paragraph-rsid="002d1fc6" style:font-weight-asian="normal" style:font-weight-complex="normal"/>
    </style:style>
    <style:style style:name="P39" style:family="paragraph" style:parent-style-name="Standard">
      <style:text-properties style:font-name="Ubuntu" fo:language="it" fo:country="IT" fo:font-style="normal" style:text-underline-style="none" fo:font-weight="normal" officeooo:rsid="00246d3b" officeooo:paragraph-rsid="002a05ca" style:font-style-asian="normal" style:font-weight-asian="normal" style:font-style-complex="normal" style:font-weight-complex="normal"/>
    </style:style>
    <style:style style:name="P40" style:family="paragraph" style:parent-style-name="Standard">
      <style:text-properties style:font-name="Ubuntu" fo:language="it" fo:country="IT" fo:font-style="normal" style:text-underline-style="none" fo:font-weight="normal" officeooo:rsid="002a05ca" officeooo:paragraph-rsid="002a05ca" style:font-style-asian="normal" style:font-weight-asian="normal" style:font-style-complex="normal" style:font-weight-complex="normal"/>
    </style:style>
    <style:style style:name="P41" style:family="paragraph" style:parent-style-name="Standard">
      <style:text-properties style:font-name="Ubuntu" fo:language="it" fo:country="IT" fo:font-style="normal" style:text-underline-style="none" fo:font-weight="normal" officeooo:rsid="002bc4cf" officeooo:paragraph-rsid="002bc4cf" style:font-style-asian="normal" style:font-weight-asian="normal" style:font-style-complex="normal" style:font-weight-complex="normal"/>
    </style:style>
    <style:style style:name="P42" style:family="paragraph" style:parent-style-name="Standard">
      <style:text-properties style:font-name="Ubuntu" fo:language="it" fo:country="IT" fo:font-style="normal" style:text-underline-style="none" fo:font-weight="bold" officeooo:rsid="002bc4cf" officeooo:paragraph-rsid="002bc4cf" style:font-style-asian="normal" style:font-weight-asian="bold" style:font-style-complex="normal" style:font-weight-complex="bold"/>
    </style:style>
    <style:style style:name="P43" style:family="paragraph" style:parent-style-name="Standard">
      <style:text-properties style:font-name="Ubuntu" fo:language="it" fo:country="IT" style:text-underline-style="none" fo:font-weight="normal" officeooo:rsid="002653d7" officeooo:paragraph-rsid="0028385c" style:font-weight-asian="normal" style:font-weight-complex="normal"/>
    </style:style>
    <style:style style:name="P44" style:family="paragraph" style:parent-style-name="Standard">
      <style:text-properties style:font-name="Ubuntu" fo:language="it" fo:country="IT" fo:font-style="normal" style:text-underline-style="none" fo:font-weight="normal" officeooo:rsid="002653d7" officeooo:paragraph-rsid="002a05ca" style:font-style-asian="normal" style:font-weight-asian="normal" style:font-style-complex="normal" style:font-weight-complex="normal"/>
    </style:style>
    <style:style style:name="P45" style:family="paragraph" style:parent-style-name="Standard">
      <style:text-properties style:font-name="Ubuntu" fo:language="it" fo:country="IT" fo:font-weight="bold" officeooo:rsid="000f84dd" officeooo:paragraph-rsid="000f84dd" style:font-weight-asian="bold" style:font-weight-complex="bold"/>
    </style:style>
    <style:style style:name="T1" style:family="text">
      <style:text-properties fo:language="it" fo:country="IT"/>
    </style:style>
    <style:style style:name="T2" style:family="text">
      <style:text-properties fo:language="it" fo:country="IT" fo:font-weight="bold" style:font-weight-asian="bold" style:font-weight-complex="bold"/>
    </style:style>
    <style:style style:name="T3" style:family="text">
      <style:text-properties fo:language="it" fo:country="IT" fo:font-weight="bold" officeooo:rsid="000fde70" style:font-weight-asian="bold" style:font-weight-complex="bold"/>
    </style:style>
    <style:style style:name="T4" style:family="text">
      <style:text-properties fo:language="it" fo:country="IT" fo:font-weight="normal" style:font-weight-asian="normal" style:font-weight-complex="normal"/>
    </style:style>
    <style:style style:name="T5" style:family="text">
      <style:text-properties fo:language="it" fo:country="IT" fo:font-weight="normal" officeooo:rsid="001269b3" style:font-weight-asian="normal" style:font-weight-complex="normal"/>
    </style:style>
    <style:style style:name="T6" style:family="text">
      <style:text-properties fo:language="it" fo:country="IT" fo:font-weight="normal" officeooo:rsid="00144e16" style:font-weight-asian="normal" style:font-weight-complex="normal"/>
    </style:style>
    <style:style style:name="T7" style:family="text">
      <style:text-properties fo:language="it" fo:country="IT" fo:font-weight="normal" officeooo:rsid="00150e6f" style:font-weight-asian="normal" style:font-weight-complex="normal"/>
    </style:style>
    <style:style style:name="T8" style:family="text">
      <style:text-properties fo:language="it" fo:country="IT" fo:font-weight="normal" officeooo:rsid="001703da" style:font-weight-asian="normal" style:font-weight-complex="normal"/>
    </style:style>
    <style:style style:name="T9" style:family="text">
      <style:text-properties fo:language="it" fo:country="IT" fo:font-weight="normal" officeooo:rsid="00174a7a" style:font-weight-asian="normal" style:font-weight-complex="normal"/>
    </style:style>
    <style:style style:name="T10" style:family="text">
      <style:text-properties fo:language="it" fo:country="IT" fo:font-weight="normal" officeooo:rsid="0018d65b" style:font-weight-asian="normal" style:font-weight-complex="normal"/>
    </style:style>
    <style:style style:name="T11" style:family="text">
      <style:text-properties fo:language="it" fo:country="IT" fo:font-weight="normal" officeooo:rsid="001b93ab" style:font-weight-asian="normal" style:font-weight-complex="normal"/>
    </style:style>
    <style:style style:name="T12" style:family="text">
      <style:text-properties fo:language="it" fo:country="IT" fo:font-weight="normal" officeooo:rsid="001ef615" style:font-weight-asian="normal" style:font-weight-complex="normal"/>
    </style:style>
    <style:style style:name="T13" style:family="text">
      <style:text-properties fo:language="it" fo:country="IT" fo:font-weight="normal" officeooo:rsid="0022d702" style:font-weight-asian="normal" style:font-weight-complex="normal"/>
    </style:style>
    <style:style style:name="T14" style:family="text">
      <style:text-properties fo:language="it" fo:country="IT" officeooo:rsid="000fde70"/>
    </style:style>
    <style:style style:name="T15" style:family="text">
      <style:text-properties fo:language="it" fo:country="IT" officeooo:rsid="00144e16"/>
    </style:style>
    <style:style style:name="T16" style:family="text">
      <style:text-properties fo:language="it" fo:country="IT" officeooo:rsid="00174a7a"/>
    </style:style>
    <style:style style:name="T17" style:family="text">
      <style:text-properties fo:language="it" fo:country="IT" officeooo:rsid="0022d702"/>
    </style:style>
    <style:style style:name="T18" style:family="text">
      <style:text-properties officeooo:rsid="00124330"/>
    </style:style>
    <style:style style:name="T19" style:family="text">
      <style:text-properties officeooo:rsid="0020aa8c"/>
    </style:style>
    <style:style style:name="T20" style:family="text">
      <style:text-properties officeooo:rsid="0021d281"/>
    </style:style>
    <style:style style:name="T21" style:family="text">
      <style:text-properties officeooo:rsid="0022d702"/>
    </style:style>
    <style:style style:name="T22" style:family="text">
      <style:text-properties fo:font-weight="bold" officeooo:rsid="0028385c" style:font-weight-asian="bold" style:font-weight-complex="bold"/>
    </style:style>
    <style:style style:name="T23" style:family="text">
      <style:text-properties officeooo:rsid="002653d7"/>
    </style:style>
    <style:style style:name="T24" style:family="text">
      <style:text-properties officeooo:rsid="0028385c"/>
    </style:style>
    <style:style style:name="T25" style:family="text">
      <style:text-properties officeooo:rsid="002a05ca"/>
    </style:style>
    <style:style style:name="T26" style:family="text">
      <style:text-properties officeooo:rsid="002e9b67"/>
    </style:style>
    <style:style style:name="T27" style:family="text">
      <style:text-properties fo:font-size="18pt" style:font-size-asian="18pt" style:font-size-complex="18pt"/>
    </style:style>
    <style:style style:name="T28" style:family="text">
      <style:text-properties fo:font-size="18pt" officeooo:rsid="00124330" style:font-size-asian="18pt"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8">Idea e linee </text:span><text:span text:style-name="T27">general</text:span><text:span text:style-name="T28">i</text:span><text:span text:style-name="T27"> d</text:span><text:span text:style-name="T28">el</text:span><text:span text:style-name="T27"> progetto</text:span></text:p>
      <text:p text:style-name="P14"/>
      <text:p text:style-name="P8">Punti principali del documento:</text:p>
      <text:p text:style-name="P8"/>
      <text:p text:style-name="P8">- Strutturazione account, vista docente, <text:span text:style-name="T20">docente affiliato</text:span> e studente.</text:p>
      <text:p text:style-name="P4"><text:span text:style-name="T1">- Struttura delle funzionalità: <text:s/></text:span><text:span text:style-name="T14">Corsi, </text:span><text:span text:style-name="T16">FAQ, pagamenti</text:span></text:p>
      <text:p text:style-name="P8"/>
      <text:p text:style-name="P1"><text:span text:style-name="T1">1 – Ruoli account </text:span><text:span text:style-name="T14">e pagine dedicate</text:span></text:p>
      <text:p text:style-name="P8"/>
      <text:p text:style-name="P8">L’account è unico, non vi sono divisioni tra account studente e account docente.</text:p>
      <text:p text:style-name="P4"><text:span text:style-name="T1">Un account ha </text:span><text:span text:style-name="T2">sempre </text:span><text:span text:style-name="T1">una pagina personale in cui si trovano:</text:span></text:p>
      <text:p text:style-name="P8"/>
      <text:p text:style-name="P4"><text:span text:style-name="T1">- </text:span><text:span text:style-name="T2">Corsi seguiti</text:span></text:p>
      <text:p text:style-name="P4"><text:span text:style-name="T1">- </text:span><text:span text:style-name="T2">Docenti seguiti</text:span></text:p>
      <text:p text:style-name="P4"><text:span text:style-name="T1">- </text:span><text:span text:style-name="T3">Informazioni personali</text:span></text:p>
      <text:p text:style-name="P9"/>
      <text:p text:style-name="P10">Ha anche un pannello amministrativo (Facoltativo) in cui avrà tutte le informazioni nel ruolo di Docente:</text:p>
      <text:p text:style-name="P10"/>
      <text:p text:style-name="P15">- Suoi corsi (Con valutazioni)</text:p>
      <text:p text:style-name="P15">- Persone che seguono il corso</text:p>
      <text:p text:style-name="P15">- Valutazione docente</text:p>
      <text:p text:style-name="P15">- Opzione di creazione corso / Inserimento lezione</text:p>
      <text:p text:style-name="P15"/>
      <text:p text:style-name="P15">2 – Strutturazione corsi</text:p>
      <text:p text:style-name="P15"/>
      <text:p text:style-name="P11">La pagina del corso prevede varie sezioni, visto in maniera differente se si è proprietari del corso (Oppure docenti affiliati delegati dal creatore).</text:p>
      <text:p text:style-name="P11"/>
      <text:p text:style-name="P2"><text:span text:style-name="T1">Nel caso si è proprietari</text:span><text:span text:style-name="T4"> </text:span><text:span text:style-name="T1">o docenti affiliati</text:span></text:p>
      <text:p text:style-name="P12"/>
      <text:p text:style-name="P12">Visualizza un pannello amministrativo:</text:p>
      <text:p text:style-name="P12"/>
      <text:p text:style-name="P2"><text:span text:style-name="T1">Proprietario: </text:span><text:span text:style-name="T4">Può aggiungere, rimuovere o modificare le lezioni del corso, può aggiungere, rimuovere o modificare il video di presentazione del corso (Questo video è obbligatorio per corso e serve per introdurre gli argomenti che si tratteranno più una semplice spiegazione a discrezione del docente… può benissimo gestirlo anche in altre maniere basta che sa bene che quel video è di presentazione).</text:span></text:p>
      <text:p text:style-name="P12"/>
      <text:p text:style-name="P2"><text:span text:style-name="T4">Può modificare il titolo, la descrizione e le FAQ </text:span><text:span text:style-name="T5">inerenti solamente a quel corso.</text:span></text:p>
      <text:p text:style-name="P2"><text:span text:style-name="T4">Può visualizzare </text:span><text:span text:style-name="T1">le domande </text:span><text:span text:style-name="T4">inerenti al corso collegate alla lezione in cui la domanda è stata formulata (Vedi dopo per la view della pagina inerente alla lezione).</text:span></text:p>
      <text:p text:style-name="P2"><text:span text:style-name="T4">Visualizza la </text:span><text:span text:style-name="T1">lista delle lezioni</text:span><text:span text:style-name="T4">, della loro </text:span><text:span text:style-name="T1">descrizione</text:span><text:span text:style-name="T4">, di </text:span><text:span text:style-name="T1">quante persone hanno visto quella lezione</text:span><text:span text:style-name="T4"> e della</text:span><text:span text:style-name="T1"> votazione</text:span><text:span text:style-name="T4"> per ogni lezione. </text:span><text:span text:style-name="T6">Può assegnare uno o più account come docenti affiliati ai corsi. La gestione di ricerca dell’account </text:span><text:span text:style-name="T12">viene effettuata per nickname</text:span><text:span text:style-name="T6">. </text:span><text:span text:style-name="T13">(IMPLEMENTARE UNA BACHECA CON ORARI, DATA E PERIODO).</text:span></text:p>
      <text:p text:style-name="P13"/>
      <text:p text:style-name="P3"><text:span text:style-name="T15">P</text:span><text:span text:style-name="T1">uò aggiungere una o più lezioni.</text:span></text:p>
      <text:p text:style-name="P16"/>
      <text:p text:style-name="P16"/>
      <text:p text:style-name="P5"><text:span text:style-name="T1">Docente affiliato al corso: <text:s/></text:span><text:span text:style-name="T4">Il docente affiliato al corso può modificare il titolo e la descrizione del corso, può caricare lezioni </text:span><text:span text:style-name="T7">(</text:span><text:span text:style-name="T12">Se confermato dal docente proprietario</text:span><text:span text:style-name="T7">)</text:span><text:span text:style-name="T4">, </text:span><text:soft-page-break/><text:span text:style-name="T4">modificare le FAQ e visionare le domande dei studenti. </text:span><text:span text:style-name="T7">(Ricopre il ruolo di “assistente al corso”).</text:span></text:p>
      <text:p text:style-name="P26"/>
      <text:p text:style-name="P17">Studente: </text:p>
      <text:p text:style-name="P27"/>
      <text:p text:style-name="P27"><text:s/>Vede la pagina del corso con alcuni componenti</text:p>
      <text:p text:style-name="P27"/>
      <text:p text:style-name="P6"><text:span text:style-name="T1">- PER CORSI GRATIS:</text:span><text:span text:style-name="T4"> <text:s/>Titolo e descrizione del corso, video di presentazione e delle lezioni, valutazione del corso, elenco docenti con link ai loro profili, valutazione del docente creatore </text:span><text:span text:style-name="T10">e le FAQ</text:span><text:span text:style-name="T4">. </text:span><text:span text:style-name="T1">Numero di iscritti al corso.</text:span></text:p>
      <text:p text:style-name="P17"/>
      <text:p text:style-name="P6"><text:span text:style-name="T1">- PER CORSI A PAGAMENTO: </text:span><text:span text:style-name="T4">Visualizza solamente alcune informazioni rispetto ai corsi gratuiti più alcune informazioni. </text:span><text:span text:style-name="T8">Informazioni sul pagamento più l’opzione di pagamento, titolo e descrizione del corso, video di presentazione, votazione del docente, lista docenti affiliati (Con </text:span><text:span text:style-name="T9">relativi link al profilo).</text:span></text:p>
      <text:p text:style-name="P7"><text:span text:style-name="T4">Lo studente può vedere solamente il video di presentazione del corso e </text:span><text:span text:style-name="T1">solamente dopo </text:span><text:span text:style-name="T4">aver acquistato l’abbonamento per seguirlo potrà visualizzare le sue lezioni. </text:span><text:span text:style-name="T17">Se il corso non è aderente alla tipologia specificata nella descrizione oppure è stato abbandonato, dopo opportuni controlli, verrà stabilito se il corso rimarrà attivo oppure verrà cancellato con conseguente rimborso di tutti gli utenti abbonati al corso.</text:span></text:p>
      <text:p text:style-name="P28"/>
      <text:p text:style-name="P29">La gestione dei pagamenti è vista più avanti.</text:p>
      <text:p text:style-name="P29"/>
      <text:p text:style-name="P18">FAQ </text:p>
      <text:p text:style-name="P18"/>
      <text:p text:style-name="P28">Le FAQ sono uniche per corso</text:p>
      <text:p text:style-name="P28">Sono modificabili solamente da docente creatore e docenti collaboratori.</text:p>
      <text:p text:style-name="P7"><text:span text:style-name="T4">Sono visionabili solamente se si è inscritti al corso (Se è a pagamento, deve abbonarsi) </text:span><text:span text:style-name="T11">oppure se si è docenti o docenti affiliati</text:span><text:span text:style-name="T4">.</text:span></text:p>
      <text:p text:style-name="P30">Rappresentano solamente le domande più frequenti tra quelle proposte dagli studenti (Ricordiamo che le domande fatte dagli studenti vengono mantenute all’interno del pannello di amministrazione del corso visionabile solamente se si è un docente o un docente affiliato).</text:p>
      <text:p text:style-name="P30"/>
      <text:p text:style-name="P31">Sono modificabili direttamente dal pannello amministrativo del corso, come se fosse la descrizione o il titolo.</text:p>
      <text:p text:style-name="P31"/>
      <text:p text:style-name="P31"/>
      <text:p text:style-name="P31"/>
      <text:p text:style-name="P31"/>
      <text:p text:style-name="P31"/>
      <text:p text:style-name="P31"/>
      <text:p text:style-name="P31"/>
      <text:p text:style-name="P31"/>
      <text:p text:style-name="P31"/>
      <text:p text:style-name="P21">Amministratore</text:p>
      <text:p text:style-name="P33"/>
      <text:p text:style-name="P35">Sono divisi in base ai ruoli.</text:p>
      <text:p text:style-name="P35"/>
      <text:p text:style-name="P22">Ruolo 1:</text:p>
      <text:p text:style-name="P22"/>
      <text:p text:style-name="P33"><text:soft-page-break/>L’amministratore è un account separato rispetto a quello dell’utente. Ha delle funzionalità e una vista propria delle pagine.</text:p>
      <text:p text:style-name="P33"/>
      <text:p text:style-name="P33">L’amministratore <text:span text:style-name="T24">con</text:span> <text:span text:style-name="T25">questo ruolo </text:span>ha un pannello amministrativo in cui poter gestire:</text:p>
      <text:p text:style-name="P33"/>
      <text:p text:style-name="P34">-<text:span text:style-name="T23"> Gestione degli utenti (corsi associati, rimuovere o bannarli).</text:span></text:p>
      <text:p text:style-name="P43">- Gestione dei rimborsi mediante il credito virtuale.</text:p>
      <text:p text:style-name="P34"/>
      <text:p text:style-name="P33"><text:s/><text:span text:style-name="T22">Ruolo 2:</text:span></text:p>
      <text:p text:style-name="P33"/>
      <text:p text:style-name="P35">Amministratore <text:span text:style-name="T25">con livelli di responsabilità minore rispetto a quelli di ruolo 1.</text:span></text:p>
      <text:p text:style-name="P35"/>
      <text:p text:style-name="P36">Si occupa di:</text:p>
      <text:p text:style-name="P39">- Segnalazioni da parte dell’utente <text:span text:style-name="T23">divisa in:</text:span></text:p>
      <text:p text:style-name="P39"><text:span text:style-name="T23">1.</text:span> <text:span text:style-name="T23">Feedback inerenti alla piattaforma.</text:span></text:p>
      <text:p text:style-name="P44">2. Segnalazioni riguardo problematiche relative ai corsi (corsi non completati, specifiche non rispettate, etc.).</text:p>
      <text:p text:style-name="P41"/>
      <text:p text:style-name="P42">Le richieste che necessitano un intervento da parte dell’amministratore di tipo 1 potranno essere inoltrate a questi mediante l’utilizzo di una coda in cui specificare le operazioni richieste.</text:p>
      <text:p text:style-name="P40"/>
      <text:p text:style-name="P40">Tali funzionalità sono disponibili tramite un pannello amministrativo.</text:p>
      <text:p text:style-name="P39"/>
      <text:p text:style-name="P19">Pagamenti</text:p>
      <text:p text:style-name="P19"/>
      <text:p text:style-name="P31">I pagamenti sono gestiti mediante credito virtuale. Ogni account ha un credito virtuale associato (E’ univoco, non ci sono distinzioni tra docente e studente). Il credito si può ricaricare mediante <text:span text:style-name="T19">carte prepagate, carte di credito precedentemente inserite sul sito.</text:span></text:p>
      <text:p text:style-name="P33">Inoltre è possibile convertire il credito residuo in moneta reale in qualsiasi momento.</text:p>
      <text:p text:style-name="P20">Il credito è utilizzato per l’acquisto di corsi e nel caso di rimborsi.</text:p>
      <text:p text:style-name="P32">Questi ultimi possono insorgere nel caso in cui un corso termini prima del numero di lezioni previste alla sua pubblicazione. In questo caso l’utente dovrà aprire una issue che verrà gestita da un amministratore, il quale si preoccuperà di verificarne la veridicità e, se giustificata, provvederà ad emettere il rimborso <text:span text:style-name="T21">a tutti gli utenti che avranno acquistato il corso</text:span> <text:span text:style-name="T21">e al blocco del suddetto corso.</text:span></text:p>
      <text:p text:style-name="P33"/>
      <text:p text:style-name="P37"/>
      <text:p text:style-name="P32"><text:s/></text:p>
      <text:p text:style-name="P23">26/09/2018 <text:s text:c="2"/><text:tab/><text:tab/><text:tab/><text:tab/><text:tab/><text:tab/><text:tab/></text:p>
      <text:p text:style-name="P24"/>
      <text:p text:style-name="P25">Mario Sessa</text:p>
      <text:p text:style-name="P25">Luigi Crisci</text:p>
      <text:p text:style-name="P25">Pasquale Ambrosio</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9:08:28.277919679</meta:creation-date>
    <dc:date>2018-09-26T16:46:36.596253631</dc:date>
    <meta:editing-duration>PT47M26S</meta:editing-duration>
    <meta:editing-cycles>6</meta:editing-cycles>
    <meta:generator>LibreOffice/6.0.3.2$Linux_X86_64 LibreOffice_project/00m0$Build-2</meta:generator>
    <meta:document-statistic meta:table-count="0" meta:image-count="0" meta:object-count="0" meta:page-count="3" meta:paragraph-count="62" meta:word-count="864" meta:character-count="5701" meta:non-whitespace-character-count="4878"/>
  </office:meta>
</office:document-meta>
</file>